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gr10" style:family="graphic" style:parent-style-name="standard">
      <style:graphic-properties svg:stroke-width="0.049cm" svg:stroke-color="#ffffff" draw:textarea-horizontal-align="center" draw:textarea-vertical-align="middle" fo:padding-top="0.024cm" fo:padding-bottom="0.024cm" fo:padding-left="0.024cm" fo:padding-right="0.024cm"/>
    </style:style>
    <style:style style:name="gr11" style:family="graphic" style:parent-style-name="standard">
      <style:graphic-properties svg:stroke-width="0.049cm" draw:textarea-horizontal-align="center" draw:textarea-vertical-align="middle" fo:padding-top="0.024cm" fo:padding-bottom="0.024cm" fo:padding-left="0.024cm" fo:padding-right="0.024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094cm" svg:y="0.72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3.864cm" svg:y="2.278cm">
          <text:p/>
        </draw:rect>
        <draw:g>
          <draw:circle draw:style-name="gr2" draw:text-style-name="P2" draw:layer="layout" svg:width="0.301cm" svg:height="0.302cm" draw:transform="rotate (-1.57079632679579) translate (5.262cm 2.871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2.572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262cm 2.272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3.1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3.469cm)" draw:kind="arc" draw:start-angle="178.71" draw:end-angle="0.34">
            <text:p/>
          </draw:circle>
          <draw:line draw:style-name="gr3" draw:text-style-name="P2" draw:layer="layout" svg:x1="5.13cm" svg:y1="2.27cm" svg:x2="5.13cm" svg:y2="3.766cm">
            <text:p/>
          </draw:line>
        </draw:g>
        <draw:frame draw:style-name="gr4" draw:text-style-name="P3" draw:layer="layout" svg:width="0.968cm" svg:height="0.784cm" svg:x="4.669cm" svg:y="4.074cm">
          <draw:text-box>
            <text:p><text:span text:style-name="T1">jX</text:span><text:span text:style-name="T2">φ</text:span></text:p>
          </draw:text-box>
        </draw:frame>
        <draw:line draw:style-name="gr5" draw:text-style-name="P4" draw:layer="layout" svg:x1="5.831cm" svg:y1="1.076cm" svg:x2="4.399cm" svg:y2="1.072cm">
          <text:p/>
        </draw:line>
        <draw:line draw:style-name="gr5" draw:text-style-name="P4" draw:layer="layout" svg:x1="2.922cm" svg:y1="1.007cm" svg:x2="2.607cm" svg:y2="0.986cm">
          <text:p/>
        </draw:line>
        <draw:line draw:style-name="gr5" draw:text-style-name="P4" draw:layer="layout" svg:x1="0.508cm" svg:y1="0.955cm" svg:x2="1.094cm" svg:y2="0.956cm">
          <text:p/>
        </draw:line>
        <draw:line draw:style-name="gr5" draw:text-style-name="P4" draw:layer="layout" svg:x1="5.831cm" svg:y1="4.094cm" svg:x2="0.538cm" svg:y2="4.104cm">
          <text:p/>
        </draw:line>
        <draw:line draw:style-name="gr5" draw:text-style-name="P4" draw:layer="layout" svg:x1="4.128cm" svg:y1="3.743cm" svg:x2="4.128cm" svg:y2="4.109cm">
          <text:p/>
        </draw:line>
        <draw:line draw:style-name="gr5" draw:text-style-name="P4" draw:layer="layout" svg:x1="5.073cm" svg:y1="3.773cm" svg:x2="5.073cm" svg:y2="4.088cm">
          <text:p/>
        </draw:line>
        <draw:line draw:style-name="gr5" draw:text-style-name="P4" draw:layer="layout" svg:x1="5.104cm" svg:y1="2.28cm" svg:x2="5.104cm" svg:y2="2.066cm">
          <text:p/>
        </draw:line>
        <draw:line draw:style-name="gr5" draw:text-style-name="P4" draw:layer="layout" svg:x1="4.128cm" svg:y1="2.249cm" svg:x2="4.128cm" svg:y2="2.046cm">
          <text:p/>
        </draw:line>
        <draw:line draw:style-name="gr5" draw:text-style-name="P4" draw:layer="layout" svg:x1="5.104cm" svg:y1="2.066cm" svg:x2="4.128cm" svg:y2="2.066cm">
          <text:p/>
        </draw:line>
        <draw:line draw:style-name="gr5" draw:text-style-name="P4" draw:layer="layout" svg:x1="4.576cm" svg:y1="2.066cm" svg:x2="4.576cm" svg:y2="1.071cm">
          <text:p/>
        </draw:line>
        <draw:frame draw:style-name="gr4" draw:text-style-name="P5" draw:layer="layout" svg:width="0.947cm" svg:height="0.784cm" svg:x="2.914cm" svg:y="0.193cm">
          <draw:text-box>
            <text:p><text:span text:style-name="T3">jX</text:span><text:span text:style-name="T4">1</text:span></text:p>
          </draw:text-box>
        </draw:frame>
        <draw:frame draw:style-name="gr4" draw:text-style-name="P5" draw:layer="layout" svg:width="0.888cm" svg:height="0.784cm" svg:x="1.137cm" svg:y="1.219cm">
          <draw:text-box>
            <text:p><text:span text:style-name="T3">R</text:span><text:span text:style-name="T4">1</text:span></text:p>
          </draw:text-box>
        </draw:frame>
        <draw:frame draw:style-name="gr4" draw:text-style-name="P5" draw:layer="layout" svg:width="0.858cm" svg:height="0.784cm" svg:x="3.675cm" svg:y="4.104cm">
          <draw:text-box>
            <text:p><text:span text:style-name="T3">X</text:span><text:span text:style-name="T4">c</text:span></text:p>
          </draw:text-box>
        </draw:frame>
        <draw:line draw:style-name="gr6" draw:text-style-name="P4" draw:layer="layout" svg:x1="1.889cm" svg:y1="1.402cm" svg:x2="3.331cm" svg:y2="1.432cm">
          <text:p/>
        </draw:line>
        <draw:line draw:style-name="gr6" draw:text-style-name="P4" draw:layer="layout" svg:x1="4.653cm" svg:y1="0.802cm" svg:x2="5.394cm" svg:y2="0.822cm">
          <text:p/>
        </draw:line>
        <draw:line draw:style-name="gr6" draw:text-style-name="P4" draw:layer="layout" svg:x1="4.261cm" svg:y1="1.284cm" svg:x2="4.311cm" svg:y2="1.965cm">
          <text:p/>
        </draw:line>
        <draw:frame draw:style-name="gr7" draw:layer="layout" svg:width="0.587cm" svg:height="0.602cm" svg:x="2.166cm" svg:y="1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95cm" svg:height="0.693cm" svg:x="5.334cm" svg:y="0.29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cm" svg:height="0.584cm" svg:x="3.617cm" svg:y="1.34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68cm" svg:height="0.602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676cm" svg:height="0.602cm" svg:x="5.257cm" svg:y="2.18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75cm" svg:height="0.962cm" svg:x="0.477cm" svg:y="1.361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frame draw:style-name="gr9" draw:layer="layout" svg:width="0.875cm" svg:height="1.02cm" svg:x="5.161cm" svg:y="1.266cm">
          <draw:text-box>
            <text:p>+</text:p>
          </draw:text-box>
        </draw:frame>
        <draw:frame draw:style-name="gr4" draw:layer="layout" svg:width="0.714cm" svg:height="0.962cm" svg:x="5.201cm" svg:y="2.773cm">
          <draw:text-box>
            <text:p>-</text:p>
          </draw:text-box>
        </draw:frame>
        <draw:g>
          <draw:g>
            <draw:ellipse draw:style-name="gr2" draw:text-style-name="P2" draw:layer="layout" svg:width="0.597cm" svg:height="0.6cm" draw:transform="rotate (1.5707963267946) translate (5.519cm 2.904cm)" draw:kind="arc" draw:start-angle="178.71" draw:end-angle="0.34">
              <text:p/>
            </draw:ellipse>
            <draw:circle draw:style-name="gr2" draw:text-style-name="P2" draw:layer="layout" svg:width="0.6cm" svg:height="0.6cm" draw:transform="rotate (1.5707963267946) translate (5.526cm 3.503cm)" draw:kind="arc" draw:start-angle="178.71" draw:end-angle="0.34">
              <text:p/>
            </draw:circle>
            <draw:ellipse draw:style-name="gr2" draw:text-style-name="P2" draw:layer="layout" svg:width="0.597cm" svg:height="0.6cm" draw:transform="rotate (1.5707963267946) translate (5.519cm 4.103cm)" draw:kind="arc" draw:start-angle="178.71" draw:end-angle="0.34">
              <text:p/>
            </draw:ellipse>
            <draw:circle draw:style-name="gr2" draw:text-style-name="P2" draw:layer="layout" svg:width="0.6cm" svg:height="0.6cm" draw:transform="rotate (1.5707963267946) translate (5.526cm 2.307cm)" draw:kind="arc" draw:start-angle="178.71" draw:end-angle="0.34">
              <text:p/>
            </draw:circle>
            <draw:circle draw:style-name="gr2" draw:text-style-name="P2" draw:layer="layout" svg:width="0.6cm" svg:height="0.6cm" draw:transform="rotate (1.5707963267946) translate (5.526cm 1.708cm)" draw:kind="arc" draw:start-angle="178.71" draw:end-angle="0.34">
              <text:p/>
            </draw:circle>
            <draw:line draw:style-name="gr10" draw:text-style-name="P2" draw:layer="layout" svg:x1="5.815cm" svg:y1="4.104cm" svg:x2="5.815cm" svg:y2="1.112cm">
              <text:p/>
            </draw:line>
          </draw:g>
          <draw:g>
            <draw:ellipse draw:style-name="gr2" draw:text-style-name="P2" draw:layer="layout" svg:width="0.597cm" svg:height="0.6cm" draw:transform="rotate (-1.57079632679579) translate (7.415cm 2.307cm)" draw:kind="arc" draw:start-angle="178.71" draw:end-angle="0.34">
              <text:p/>
            </draw:ellipse>
            <draw:circle draw:style-name="gr2" draw:text-style-name="P2" draw:layer="layout" svg:width="0.6cm" svg:height="0.6cm" draw:transform="rotate (-1.57079632679579) translate (7.408cm 1.708cm)" draw:kind="arc" draw:start-angle="178.71" draw:end-angle="0.34">
              <text:p/>
            </draw:circle>
            <draw:ellipse draw:style-name="gr2" draw:text-style-name="P2" draw:layer="layout" svg:width="0.597cm" svg:height="0.6cm" draw:transform="rotate (-1.57079632679579) translate (7.415cm 1.108cm)" draw:kind="arc" draw:start-angle="178.71" draw:end-angle="0.34">
              <text:p/>
            </draw:ellipse>
            <draw:circle draw:style-name="gr2" draw:text-style-name="P2" draw:layer="layout" svg:width="0.6cm" svg:height="0.6cm" draw:transform="rotate (-1.57079632679579) translate (7.408cm 2.904cm)" draw:kind="arc" draw:start-angle="178.71" draw:end-angle="0.34">
              <text:p/>
            </draw:circle>
            <draw:circle draw:style-name="gr2" draw:text-style-name="P2" draw:layer="layout" svg:width="0.6cm" svg:height="0.6cm" draw:transform="rotate (-1.57079632679579) translate (7.408cm 3.503cm)" draw:kind="arc" draw:start-angle="178.71" draw:end-angle="0.34">
              <text:p/>
            </draw:circle>
            <draw:line draw:style-name="gr10" draw:text-style-name="P2" draw:layer="layout" svg:x1="7.119cm" svg:y1="1.108cm" svg:x2="7.119cm" svg:y2="4.1cm">
              <text:p/>
            </draw:line>
          </draw:g>
          <draw:line draw:style-name="gr11" draw:text-style-name="P2" draw:layer="layout" svg:x1="6.292cm" svg:y1="1.108cm" svg:x2="6.292cm" svg:y2="4.103cm">
            <text:p/>
          </draw:line>
          <draw:line draw:style-name="gr11" draw:text-style-name="P2" draw:layer="layout" svg:x1="6.641cm" svg:y1="1.108cm" svg:x2="6.641cm" svg:y2="4.103cm">
            <text:p/>
          </draw:line>
        </draw:g>
        <draw:line draw:style-name="gr5" draw:text-style-name="P4" draw:layer="layout" svg:x1="8.321cm" svg:y1="1.117cm" svg:x2="7.101cm" svg:y2="1.107cm">
          <text:p/>
        </draw:line>
        <draw:line draw:style-name="gr5" draw:text-style-name="P4" draw:layer="layout" svg:x1="12.73cm" svg:y1="4.124cm" svg:x2="7.091cm" svg:y2="4.104cm">
          <text:p/>
        </draw:line>
        <draw:frame draw:style-name="gr7" draw:layer="layout" svg:width="0.684cm" svg:height="0.602cm" svg:x="7.098cm" svg:y="2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75cm" svg:height="0.962cm" svg:x="6.908cm" svg:y="1.313cm">
          <draw:text-box>
            <text:p>+</text:p>
          </draw:text-box>
        </draw:frame>
        <draw:frame draw:style-name="gr4" draw:layer="layout" svg:width="0.714cm" svg:height="0.962cm" svg:x="7.101cm" svg:y="2.848cm">
          <draw:text-box>
            <text:p>-</text:p>
          </draw:text-box>
        </draw:frame>
        <draw:line draw:style-name="gr6" draw:text-style-name="P4" draw:layer="layout" svg:x1="8.514cm" svg:y1="1.767cm" svg:x2="10.515cm" svg:y2="1.808cm">
          <text:p/>
        </draw:line>
        <draw:frame draw:style-name="gr7" draw:layer="layout" svg:width="0.595cm" svg:height="0.602cm" svg:x="9.001cm" svg:y="1.9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71cm" svg:height="0.529cm" svg:x="5.518cm" svg:y="4.1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718cm" svg:height="0.529cm" svg:x="6.776cm" svg:y="4.19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rect draw:style-name="gr1" draw:text-style-name="P1" draw:layer="layout" svg:width="1.509cm" svg:height="0.479cm" svg:x="8.31cm" svg:y="0.894cm">
          <text:p/>
        </draw:rect>
        <draw:g>
          <draw:circle draw:style-name="gr2" draw:text-style-name="P2" draw:layer="layout" svg:width="-0.301cm" svg:height="-0.302cm" svg:x="11.083cm" svg:y="1.31cm" draw:kind="arc" draw:start-angle="178.71" draw:end-angle="0.34">
            <text:p/>
          </draw:circle>
          <draw:circle draw:style-name="gr2" draw:text-style-name="P2" draw:layer="layout" svg:width="-0.302cm" svg:height="-0.302cm" svg:x="11.382cm" svg:y="1.307cm" draw:kind="arc" draw:start-angle="178.71" draw:end-angle="0.34">
            <text:p/>
          </draw:circle>
          <draw:circle draw:style-name="gr2" draw:text-style-name="P2" draw:layer="layout" svg:width="-0.301cm" svg:height="-0.302cm" svg:x="11.682cm" svg:y="1.31cm" draw:kind="arc" draw:start-angle="178.71" draw:end-angle="0.34">
            <text:p/>
          </draw:circle>
          <draw:circle draw:style-name="gr2" draw:text-style-name="P2" draw:layer="layout" svg:width="-0.302cm" svg:height="-0.302cm" svg:x="10.784cm" svg:y="1.307cm" draw:kind="arc" draw:start-angle="178.71" draw:end-angle="0.34">
            <text:p/>
          </draw:circle>
          <draw:circle draw:style-name="gr2" draw:text-style-name="P2" draw:layer="layout" svg:width="-0.302cm" svg:height="-0.302cm" svg:x="10.485cm" svg:y="1.307cm" draw:kind="arc" draw:start-angle="178.71" draw:end-angle="0.34">
            <text:p/>
          </draw:circle>
          <draw:line draw:style-name="gr3" draw:text-style-name="P2" draw:layer="layout" svg:x1="11.684cm" svg:y1="1.178cm" svg:x2="10.188cm" svg:y2="1.178cm">
            <text:p/>
          </draw:line>
        </draw:g>
        <draw:line draw:style-name="gr5" draw:text-style-name="P4" draw:layer="layout" svg:x1="10.18cm" svg:y1="1.097cm" svg:x2="9.804cm" svg:y2="1.097cm">
          <text:p/>
        </draw:line>
        <draw:line draw:style-name="gr5" draw:text-style-name="P4" draw:layer="layout" svg:x1="12.71cm" svg:y1="1.117cm" svg:x2="11.684cm" svg:y2="1.097cm">
          <text:p/>
        </draw:line>
        <draw:frame draw:style-name="gr4" draw:text-style-name="P5" draw:layer="layout" svg:width="0.888cm" svg:height="0.784cm" svg:x="8.514cm" svg:y="0.201cm">
          <draw:text-box>
            <text:p><text:span text:style-name="T3">R</text:span><text:span text:style-name="T4">2</text:span></text:p>
          </draw:text-box>
        </draw:frame>
        <draw:frame draw:style-name="gr4" draw:text-style-name="P5" draw:layer="layout" svg:width="0.947cm" svg:height="0.784cm" svg:x="10.688cm" svg:y="0.274cm">
          <draw:text-box>
            <text:p><text:span text:style-name="T3">jX</text:span><text:span text:style-name="T4">2</text:span></text:p>
          </draw:text-box>
        </draw:frame>
        <draw:frame draw:style-name="gr7" draw:layer="layout" svg:width="0.688cm" svg:height="0.602cm" svg:x="12.212cm" svg:y="2.24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875cm" svg:height="0.962cm" svg:x="12.049cm" svg:y="1.222cm">
          <draw:text-box>
            <text:p>+</text:p>
          </draw:text-box>
        </draw:frame>
        <draw:frame draw:style-name="gr4" draw:layer="layout" svg:width="0.714cm" svg:height="0.962cm" svg:x="12.202cm" svg:y="2.969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8:18:28</dc:date>
    <dc:creator>khalid khan</dc:creator>
    <meta:editing-duration>PT00H57M20S</meta:editing-duration>
    <meta:editing-cycles>6</meta:editing-cycles>
    <meta:generator>OpenOffice.org/3.1$Linux OpenOffice.org_project/310m19$Build-9420</meta:generator>
    <meta:document-statistic meta:object-count="8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2</math:mn>
          </math:msub>
          <math:mo math:stretchy="false">ˆ</math:mo>
        </math:mover>
      </math:mrow>
    </math:mstyle>
    <math:annotation math:encoding="StarMath 5.0">bold hat V_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I</math:mi>
            <math:mn>2</math:mn>
            <math:mi>'</math:mi>
          </math:msubsup>
          <math:mo math:stretchy="false">ˆ</math:mo>
        </math:mover>
      </math:mrow>
    </math:mstyle>
    <math:annotation math:encoding="StarMath 5.0">bold hat I_2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o math:stretchy="false">ϕ</math:mo>
          </math:msub>
          <math:mo math:stretchy="false">ˆ</math:mo>
        </math:mover>
      </math:mrow>
    </math:mstyle>
    <math:annotation math:encoding="StarMath 5.0">bold 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n>2</math:mn>
          </math:msub>
          <math:mo math:stretchy="false">ˆ</math:mo>
        </math:mover>
      </math:mrow>
    </math:mstyle>
    <math:annotation math:encoding="StarMath 5.0">bold hat E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2</math:mn>
          </math:msub>
          <math:mo math:stretchy="false">ˆ</math:mo>
        </math:mover>
      </math:mrow>
    </math:mstyle>
    <math:annotation math:encoding="StarMath 5.0">bold hat I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n>1</math:mn>
          </math:msub>
          <math:mo math:stretchy="false">ˆ</math:mo>
        </math:mover>
      </math:mrow>
    </math:mstyle>
    <math:annotation math:encoding="StarMath 5.0">bold hat E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